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style:font-name="Microsoft Sans Serif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Microsoft Sans Serif" style:text-underline-style="none" fo:font-weight="normal" officeooo:rsid="001e4a3e" officeooo:paragraph-rsid="001ffa72" style:font-weight-asian="normal" style:font-weight-complex="normal"/>
    </style:style>
    <style:style style:name="P4" style:family="paragraph" style:parent-style-name="Standard">
      <style:text-properties style:font-name="Microsoft Sans Serif" style:text-underline-style="none" fo:font-weight="normal" officeooo:rsid="001fec34" officeooo:paragraph-rsid="00223f67" style:font-weight-asian="normal" style:font-weight-complex="normal"/>
    </style:style>
    <style:style style:name="P5" style:family="paragraph" style:parent-style-name="Standard">
      <style:text-properties style:font-name="Microsoft Sans Serif" style:text-underline-style="none" fo:font-weight="normal" officeooo:paragraph-rsid="001ffa72" style:font-weight-asian="normal" style:font-weight-complex="normal"/>
    </style:style>
    <style:style style:name="P6" style:family="paragraph" style:parent-style-name="Standard">
      <style:text-properties style:font-name="Microsoft Sans Serif" style:text-underline-style="none" fo:font-weight="normal" officeooo:rsid="001ffa72" officeooo:paragraph-rsid="001ffa72" style:font-weight-asian="normal" style:font-weight-complex="normal"/>
    </style:style>
    <style:style style:name="P7" style:family="paragraph" style:parent-style-name="Standard">
      <style:text-properties style:font-name="Microsoft Sans Serif" style:text-underline-style="none" fo:font-weight="normal" officeooo:rsid="00223f67" officeooo:paragraph-rsid="00223f67" style:font-weight-asian="normal" style:font-weight-complex="normal"/>
    </style:style>
    <style:style style:name="P8" style:family="paragraph" style:parent-style-name="Standard">
      <style:text-properties style:font-name="Microsoft Sans Serif" style:text-underline-style="none" fo:font-weight="normal" officeooo:rsid="00226ce4" officeooo:paragraph-rsid="00223f67" style:font-weight-asian="normal" style:font-weight-complex="normal"/>
    </style:style>
    <style:style style:name="P9" style:family="paragraph" style:parent-style-name="Standard">
      <style:text-properties style:font-name="Microsoft Sans Serif" style:text-underline-style="none" fo:font-weight="normal" officeooo:rsid="00226ce4" officeooo:paragraph-rsid="00226ce4" style:font-weight-asian="normal" style:font-weight-complex="normal"/>
    </style:style>
    <style:style style:name="P10" style:family="paragraph" style:parent-style-name="Standard">
      <style:text-properties style:font-name="Microsoft Sans Serif" style:text-underline-style="none" fo:font-weight="normal" officeooo:rsid="00226ce4" officeooo:paragraph-rsid="00234d44" style:font-weight-asian="normal" style:font-weight-complex="normal"/>
    </style:style>
    <style:style style:name="P11" style:family="paragraph" style:parent-style-name="Standard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officeooo:rsid="001e4a3e" officeooo:paragraph-rsid="001e4a3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Microsoft Sans Serif"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style:font-name="Microsoft Sans Serif"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text-properties style:font-name="Microsoft Sans Serif" style:text-underline-style="none" fo:font-weight="normal" officeooo:rsid="001e4a3e" officeooo:paragraph-rsid="001e4a3e" style:font-weight-asian="normal" style:font-weight-complex="normal"/>
    </style:style>
    <style:style style:name="P19" style:family="paragraph" style:parent-style-name="Standard" style:list-style-name="L2">
      <style:text-properties style:font-name="Microsoft Sans Serif" style:text-underline-style="none" fo:font-weight="normal" style:font-weight-asian="normal" style:font-weight-complex="normal"/>
    </style:style>
    <style:style style:name="P20" style:family="paragraph" style:parent-style-name="Standard" style:list-style-name="L2">
      <style:text-properties style:font-name="Microsoft Sans Serif" style:text-underline-style="none" fo:font-weight="normal" officeooo:rsid="001fec34" officeooo:paragraph-rsid="001fec34" style:font-weight-asian="normal" style:font-weight-complex="normal"/>
    </style:style>
    <style:style style:name="P21" style:family="paragraph" style:parent-style-name="Standard">
      <style:text-properties style:font-name="Microsoft Sans Serif" style:text-underline-style="none" fo:font-weight="normal" officeooo:rsid="001fec34" officeooo:paragraph-rsid="0028d4e3" style:font-weight-asian="normal" style:font-weight-complex="normal"/>
    </style:style>
    <style:style style:name="P22" style:family="paragraph" style:parent-style-name="Standard">
      <style:text-properties style:font-name="Microsoft Sans Serif" style:text-underline-style="none" fo:font-weight="normal" officeooo:rsid="00234d44" officeooo:paragraph-rsid="00234d44" style:font-weight-asian="normal" style:font-weight-complex="normal"/>
    </style:style>
    <style:style style:name="P23" style:family="paragraph" style:parent-style-name="Standard" style:list-style-name="L3">
      <style:text-properties style:font-name="Microsoft Sans Serif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style:font-name="Microsoft Sans Serif" fo:font-style="normal" style:text-underline-style="none" fo:font-weight="normal" officeooo:paragraph-rsid="001e4a3e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8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Microsoft Sans Serif" fo:font-style="normal" style:text-underline-style="none" fo:font-weight="normal" officeooo:paragraph-rsid="0028d4e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Microsoft Sans Serif" fo:font-style="normal" style:text-underline-style="none" fo:font-weight="normal" officeooo:rsid="00226ce4" officeooo:paragraph-rsid="0028d4e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Microsoft Sans Serif" fo:font-style="normal" style:text-underline-style="none" fo:font-weight="normal" officeooo:paragraph-rsid="002fb2c6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style:font-name="Microsoft Sans Serif" fo:font-style="normal" style:text-underline-style="none" fo:font-weight="normal" officeooo:paragraph-rsid="002fb2c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Microsoft Sans Serif" fo:font-style="normal" style:text-underline-style="none" fo:font-weight="normal" officeooo:paragraph-rsid="00333ed7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text-properties style:font-name="Microsoft Sans Serif" fo:font-style="normal" style:text-underline-style="none" fo:font-weight="bold" officeooo:paragraph-rsid="002fb2c6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Microsoft Sans Serif" fo:font-style="normal" style:text-underline-style="none" fo:font-weight="bold" officeooo:paragraph-rsid="002fb2c6" style:font-style-asian="normal" style:font-weight-asian="bold" style:font-style-complex="normal" style:font-weight-complex="bold"/>
    </style:style>
    <style:style style:name="P36" style:family="paragraph" style:parent-style-name="Standard" style:list-style-name="L3">
      <style:text-properties style:font-name="Microsoft Sans Serif" fo:language="cs" fo:country="CZ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text-properties style:font-name="Microsoft Sans Serif" fo:language="cs" fo:country="CZ" fo:font-style="normal" style:text-underline-style="none" fo:font-weight="normal" officeooo:rsid="001e4a3e" officeooo:paragraph-rsid="00279b9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line-through-style="none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7">
      <style:text-properties style:text-line-through-style="none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line-through-style="none" style:font-name="Microsoft Sans Serif" fo:font-style="normal" style:text-underline-style="none" fo:font-weight="normal" officeooo:paragraph-rsid="002fb90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ec34" style:font-style-asian="italic" style:font-style-complex="italic"/>
    </style:style>
    <style:style style:name="T3" style:family="text">
      <style:text-properties fo:font-style="italic" officeooo:rsid="0025e1e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b90f" style:font-weight-asian="bold" style:font-weight-complex="bold"/>
    </style:style>
    <style:style style:name="T6" style:family="text">
      <style:text-properties fo:font-weight="bold" officeooo:rsid="00333ed7" style:font-weight-asian="bold" style:font-weight-complex="bold"/>
    </style:style>
    <style:style style:name="T7" style:family="text">
      <style:text-properties officeooo:rsid="001ddead"/>
    </style:style>
    <style:style style:name="T8" style:family="text">
      <style:text-properties officeooo:rsid="001e4a3e"/>
    </style:style>
    <style:style style:name="T9" style:family="text">
      <style:text-properties fo:language="cs" fo:country="CZ" officeooo:rsid="001e4a3e"/>
    </style:style>
    <style:style style:name="T10" style:family="text">
      <style:text-properties fo:language="cs" fo:country="CZ" officeooo:rsid="001ecd34"/>
    </style:style>
    <style:style style:name="T11" style:family="text">
      <style:text-properties officeooo:rsid="001fec3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fec34" style:font-style-asian="normal" style:font-style-complex="normal"/>
    </style:style>
    <style:style style:name="T14" style:family="text">
      <style:text-properties fo:font-style="normal" officeooo:rsid="00226ce4" style:font-style-asian="normal" style:font-style-complex="normal"/>
    </style:style>
    <style:style style:name="T15" style:family="text">
      <style:text-properties officeooo:rsid="001ffa72"/>
    </style:style>
    <style:style style:name="T16" style:family="text">
      <style:text-properties officeooo:rsid="0020dfcc"/>
    </style:style>
    <style:style style:name="T17" style:family="text">
      <style:text-properties officeooo:rsid="0021ed0c"/>
    </style:style>
    <style:style style:name="T18" style:family="text">
      <style:text-properties officeooo:rsid="00223f67"/>
    </style:style>
    <style:style style:name="T19" style:family="text">
      <style:text-properties officeooo:rsid="00226ce4"/>
    </style:style>
    <style:style style:name="T20" style:family="text">
      <style:text-properties officeooo:rsid="00234d44"/>
    </style:style>
    <style:style style:name="T21" style:family="text">
      <style:text-properties officeooo:rsid="00240593"/>
    </style:style>
    <style:style style:name="T22" style:family="text">
      <style:text-properties officeooo:rsid="00250a05"/>
    </style:style>
    <style:style style:name="T23" style:family="text">
      <style:text-properties officeooo:rsid="0025e1e2"/>
    </style:style>
    <style:style style:name="T24" style:family="text">
      <style:text-properties officeooo:rsid="00279b9b"/>
    </style:style>
    <style:style style:name="T25" style:family="text">
      <style:text-properties officeooo:rsid="0028d4e3"/>
    </style:style>
    <style:style style:name="T26" style:family="text">
      <style:text-properties officeooo:rsid="002a2880"/>
    </style:style>
    <style:style style:name="T27" style:family="text">
      <style:text-properties officeooo:rsid="002df766"/>
    </style:style>
    <style:style style:name="T28" style:family="text">
      <style:text-properties officeooo:rsid="002fb2c6"/>
    </style:style>
    <style:style style:name="T29" style:family="text">
      <style:text-properties fo:font-weight="normal" officeooo:rsid="002fb2c6" style:font-weight-asian="normal" style:font-weight-complex="normal"/>
    </style:style>
    <style:style style:name="T30" style:family="text">
      <style:text-properties officeooo:rsid="002fb90f"/>
    </style:style>
    <style:style style:name="T31" style:family="text">
      <style:text-properties officeooo:rsid="0031a980"/>
    </style:style>
    <style:style style:name="T32" style:family="text">
      <style:text-properties officeooo:rsid="0032fcc5"/>
    </style:style>
    <style:style style:name="T33" style:family="text">
      <style:text-properties officeooo:rsid="00333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he Communication Protocol between the User and the System</text:p>
      <text:p text:style-name="P1"/>
      <text:p text:style-name="P1">At the Server:</text:p>
      <text:p text:style-name="P5"><text:span text:style-name="T15">The required </text:span><text:span text:style-name="T17">startup</text:span><text:span text:style-name="T15"> information (such as port number and home folder) is either entered as program parameters or a user enters it interactively during program startup.</text:span></text:p>
      <text:p text:style-name="P6">The interactive variant:</text:p>
      <text:list xml:id="list5719430858630571654" text:style-name="L1">
        <text:list-item>
          <text:p text:style-name="P17">Server writes a question to the stdout, asking for a port to listen at.</text:p>
        </text:list-item>
        <text:list-item>
          <text:p text:style-name="P17">User writes a number denoting the port number, to the stdin.</text:p>
        </text:list-item>
        <text:list-item>
          <text:p text:style-name="P18"><text:span text:style-name="T18">A</text:span> <text:span text:style-name="T15">query </text:span>is printed to stdout, asking for a path to the directory used for saving data.</text:p>
        </text:list-item>
        <text:list-item>
          <text:p text:style-name="P17">User writes a path to the stdin.</text:p>
        </text:list-item>
        <text:list-item>
          <text:p text:style-name="P18">The size of the granted disc space is printed to stdout. <text:span text:style-name="T22">If not specified in the program parametres, no limit is set.</text:span></text:p>
        </text:list-item>
      </text:list>
      <text:p text:style-name="P6">The program parameters variant:</text:p>
      <text:p text:style-name="P6"><text:tab/>-p PORT_NUM ... denotes the port number used to accept connections from clients</text:p>
      <text:p text:style-name="P6"><text:tab/>-home HOME_DIR .. denotes the directory used for saving all the program data</text:p>
      <text:p text:style-name="P3"><text:span text:style-name="T15"><text:tab/>-space AVAILABLE_SPACE ... denotes the amount of space reserved for this application, in bytes. </text:span><text:span text:style-name="T16">Optional switch.</text:span></text:p>
      <text:p text:style-name="P2"/>
      <text:p text:style-name="P1">At the Client Machine <text:span text:style-name="T8">in the Console Mode</text:span>:</text:p>
      <text:p text:style-name="P6">The identification of the server to which the client wants to connect to is either included in program parameters, or it is interactively entered by <text:span text:style-name="T20">the</text:span> user during program startup.</text:p>
      <text:p text:style-name="P7">The interactive variant:</text:p>
      <text:list xml:id="list4651861744840145074" text:style-name="L2">
        <text:list-item>
          <text:p text:style-name="P19"><text:span text:style-name="T18">The program</text:span><text:span text:style-name="T11"> prints request</text:span><text:span text:style-name="T23">s</text:span><text:span text:style-name="T11"> and the user types the required input:</text:span></text:p>
          <text:list>
            <text:list-item>
              <text:p text:style-name="P20">URI of the server user wants to connect to</text:p>
            </text:list-item>
            <text:list-item>
              <text:p text:style-name="P20">Port number on the server</text:p>
            </text:list-item>
          </text:list>
        </text:list-item>
      </text:list>
      <text:p text:style-name="P7">The program parameters variant:</text:p>
      <text:p text:style-name="P4"><text:span text:style-name="T18"><text:tab/></text:span><text:span text:style-name="T19">-c COMPUTER_URI ... denotes the URI of the server</text:span></text:p>
      <text:p text:style-name="P8"><text:tab/>-p PORT_NUM ... denotes the port used by the server</text:p>
      <text:p text:style-name="P22">Optional program parametres:</text:p>
      <text:p text:style-name="P22"><text:tab/>-locale &lt;CZ | EN&gt; ... language used</text:p>
      <text:p text:style-name="P10"><text:span text:style-name="T20"><text:tab/>-interactive ... should be used when entering commands by hand. If set, program prints all the questions, outputs and requests. If not set, </text:span><text:span text:style-name="T21">it is presumed that a batch input is provided so no output is printed.</text:span></text:p>
      <text:p text:style-name="P9">Then the client starts asking for commands:</text:p>
      <text:list xml:id="list40264926" text:continue-numbering="true" text:style-name="L2">
        <text:list-item>
          <text:p text:style-name="P19">The system asks for command<text:span text:style-name="T11">s</text:span> <text:span text:style-name="T11">and the u</text:span>ser enters <text:span text:style-name="T11">the</text:span> command<text:span text:style-name="T11">s</text:span> <text:span text:style-name="T1">(</text:span><text:span text:style-name="T2">se</text:span><text:span text:style-name="T1">e "user commands" </text:span><text:span text:style-name="T3">section</text:span><text:span text:style-name="T1">) </text:span><text:span text:style-name="T12">, </text:span><text:span text:style-name="T13">until the "exit" </text:span><text:span text:style-name="T14">command </text:span><text:span text:style-name="T13">is posted.</text:span></text:p>
        </text:list-item>
      </text:list>
      <text:p text:style-name="P16"/>
      <text:p text:style-name="P14">At the Client Machine in the Graphical Mode:</text:p>
      <text:list xml:id="list7863417812814919784" text:style-name="L3">
        <text:list-item>
          <text:p text:style-name="P23">After starting the application, user enters the computer URI and port number of the desired server into the designated fields.</text:p>
        </text:list-item>
        <text:list-item>
          <text:p text:style-name="P24"><text:span text:style-name="T8">A new window appears, consisting of a tree-like directory </text:span><text:span text:style-name="T9">structure of the server file database. </text:span></text:p>
        </text:list-item>
        <text:list-item>
          <text:p text:style-name="P36">To download a file from server:</text:p>
          <text:list>
            <text:list-item>
              <text:p text:style-name="P36">Select the source file or directory to download.</text:p>
            </text:list-item>
            <text:list-item>
              <text:p text:style-name="P36">Click the „Get“ button.</text:p>
            </text:list-item>
            <text:list-item>
              <text:p text:style-name="P36">In the file selection dialog, select the destination file or directory. In case the source is a directory, destination can only be a directory.</text:p>
            </text:list-item>
            <text:list-item>
              <text:p text:style-name="P36">Wait until the operation completes.</text:p>
            </text:list-item>
          </text:list>
        </text:list-item>
        <text:list-item>
          <text:p text:style-name="P37"><text:span text:style-name="T24">To download a file or directory as a ZIP item:</text:span></text:p>
          <text:list>
            <text:list-item>
              <text:p text:style-name="P37"><text:span text:style-name="T24">Same as in the case above, just use the „Get ZIP“ button.</text:span></text:p>
            </text:list-item>
            <text:list-item>
              <text:p text:style-name="P37"><text:span text:style-name="T24">It is possible to download a directory into a file, since it is downloaded in the form </text:span><text:soft-page-break/><text:span text:style-name="T24">of a ZIP file.</text:span></text:p>
            </text:list-item>
          </text:list>
        </text:list-item>
        <text:list-item>
          <text:p text:style-name="P36">To upload a file to server:</text:p>
          <text:list>
            <text:list-item>
              <text:p text:style-name="P36">Select the destination in the server browsing window. If the destination is a regular file, you can only upload a regular file. It would become a new version of the destination file regardless of it's name.</text:p>
            </text:list-item>
            <text:list-item>
              <text:p text:style-name="P36">Click the „Add“ button.</text:p>
            </text:list-item>
            <text:list-item>
              <text:p text:style-name="P36">Select the source file or directory.</text:p>
            </text:list-item>
            <text:list-item>
              <text:p text:style-name="P36">Wait until the operation completes.</text:p>
            </text:list-item>
          </text:list>
        </text:list-item>
      </text:list>
      <text:p text:style-name="P13"/>
      <text:p text:style-name="P13">At the Client Machine at Scheduler class:</text:p>
      <text:p text:style-name="P29"><text:span text:style-name="T25">All the input information is provided in the program parametres. The available switches:</text:span></text:p>
      <text:p text:style-name="P21"><text:span text:style-name="T18"><text:tab/></text:span><text:span text:style-name="T19">-c </text:span><text:span text:style-name="T25">&lt;</text:span><text:span text:style-name="T19">COMPUTER_URI</text:span><text:span text:style-name="T25">&gt;</text:span><text:span text:style-name="T19"> ... denotes the URI of the server</text:span></text:p>
      <text:p text:style-name="P30"><text:span text:style-name="T25"><text:tab/>-p &lt;PORT_NUM&gt; <text:tab/>... denotes the port used by the server</text:span></text:p>
      <text:p text:style-name="P30"><text:span text:style-name="T25"><text:tab/>-time &lt;INTERVAL&gt; <text:tab/>... the time interval (in seconds), which is used to <text:tab/><text:tab/><text:tab/><text:tab/><text:tab/><text:tab/>periodically execute the scheduled code</text:span></text:p>
      <text:p text:style-name="P30"><text:span text:style-name="T25"><text:tab/>-input &lt;FILE&gt; <text:tab/>... a text file containing </text:span><text:span text:style-name="T26">user commands, one per line. </text:span><text:span text:style-name="T27">If <text:tab/><text:tab/><text:tab/><text:tab/><text:tab/>the path contains whitespace, enclose it in double quotes.</text:span></text:p>
      <text:p text:style-name="P29"><text:span text:style-name="T25"><text:tab/>-count </text:span><text:span text:style-name="T26">&lt;NUMBER&gt; ... a maximum number of times the scheduled code will be <text:tab/><text:tab/><text:tab/><text:tab/><text:tab/>executed before shutting down</text:span></text:p>
      <text:p text:style-name="P11"/>
      <text:p text:style-name="P12">User commands <text:span text:style-name="T7">in the command line mode</text:span></text:p>
      <text:p text:style-name="P11">The user enters the commands to the client part of the system. The commands roughly correspond to the operations descibed in section 2 (A Complex Description).</text:p>
      <text:p text:style-name="P11"/>
      <text:list xml:id="list4335404818645103078" text:style-name="L5">
        <text:list-item>
          <text:p text:style-name="P25">To add a new file, <text:span text:style-name="T28">directory</text:span> or a new version <text:span text:style-name="T28">of </text:span>an already present file, use the command</text:p>
        </text:list-item>
      </text:list>
      <text:p text:style-name="P11"><text:tab/><text:tab/><text:span text:style-name="T4">add</text:span> &lt;SOURCE_FILE&gt; [TARGET_FILE]</text:p>
      <text:p text:style-name="P11">where &lt;SOURCE_FILE&gt; denotes the name of the local file to be added, <text:s/>[TARGET_FILE] is the path on the server machine (default value is equal to the filename of the source file). If the target file is already present, a new version is added, if not, a whole new record is created.</text:p>
      <text:p text:style-name="P11"/>
      <text:list xml:id="list2188325075760383463" text:style-name="L6">
        <text:list-item>
          <text:p text:style-name="P26">To obtain a file from the server, use:</text:p>
        </text:list-item>
      </text:list>
      <text:p text:style-name="P31"><text:tab/><text:tab/><text:span text:style-name="T4">get</text:span> <text:span text:style-name="T28">&lt;SOURCE_FILE&gt; &lt;DESTINATION&gt; [SOURCE_VERSION_NO]</text:span></text:p>
      <text:p text:style-name="P31">where <text:span text:style-name="T28">SOURCE_FILE</text:span> is the name of the file to get. <text:span text:style-name="T28">SOURCE_VERSION_NO</text:span> is an optional argument. If it is not specified, the current version is fetched. If its value is a n<text:span text:style-name="T28">egative</text:span> integer n, (current-n)-th version is obtained, if the value is a <text:span text:style-name="T28">non-negative</text:span> integer n, n-th version is requested <text:span text:style-name="T28">(</text:span>counting from <text:span text:style-name="T10">zero as </text:span>the first version inserted<text:span text:style-name="T28">)</text:span>. <text:span text:style-name="T28">DESTINATION denotes a path on the local machine, to which the downloaded file(s) will be saved.</text:span></text:p>
      <text:p text:style-name="P31"/>
      <text:list xml:id="list474184157219120947" text:style-name="L10">
        <text:list-item>
          <text:p text:style-name="P32"><text:span text:style-name="T28">To obtain a file or directory as a ZIP archive, use:</text:span></text:p>
          <text:list>
            <text:list-item>
              <text:list>
                <text:list-header>
                  <text:p text:style-name="P34"><text:span text:style-name="T28">get_zip</text:span><text:span text:style-name="T29"> &lt;SOURCE_FILE&gt; &lt;DESTINATION&gt; [SOURCE_VERSION_NO]</text:span></text:p>
                </text:list-header>
              </text:list>
            </text:list-item>
          </text:list>
        </text:list-item>
      </text:list>
      <text:p text:style-name="P35"><text:span text:style-name="T29">where the usage is exactly the same as in case of the "get" command.</text:span></text:p>
      <text:p text:style-name="P11"/>
      <text:list xml:id="list6481160937871742732" text:style-name="L7">
        <text:list-item>
          <text:p text:style-name="P39"><text:span text:style-name="T30">T</text:span>o delete a version of a file, use </text:p>
        </text:list-item>
      </text:list>
      <text:p text:style-name="P40"><text:tab/><text:tab/><text:span text:style-name="T5">delete</text:span><text:span text:style-name="T30"> &lt;PATH&gt; &lt;VERSION_NO&gt;</text:span></text:p>
      <text:p text:style-name="P40"><text:span text:style-name="T30">However, deletion is possible only </text:span><text:span text:style-name="T31">if there are at least two versions of the specified file present. The reason is to make sure that at least a single version stays available. PATH denotes a file in the server database, VERSION_NO is </text:span><text:span text:style-name="T32">the </text:span><text:span text:style-name="T33">number of the version to be deleted.</text:span></text:p>
      <text:p text:style-name="P38"><text:s/></text:p>
      <text:p text:style-name="P11"><text:soft-page-break/></text:p>
      <text:list xml:id="list387556551450306710" text:style-name="L8">
        <text:list-item>
          <text:p text:style-name="P27"><text:span text:style-name="T33">T</text:span>o see the contents of the <text:span text:style-name="T33">server </text:span>database, use </text:p>
        </text:list-item>
      </text:list>
      <text:p text:style-name="P11"><text:tab/><text:tab/><text:span text:style-name="T4">list </text:span><text:span text:style-name="T33">[verbose]</text:span></text:p>
      <text:p text:style-name="P33"><text:span text:style-name="T33">If "verbose" is specified, more information is printed, including the usage of every data block.</text:span></text:p>
      <text:p text:style-name="P11"/>
      <text:list xml:id="list4024807786213753310" text:style-name="L9">
        <text:list-item>
          <text:p text:style-name="P28">To quit the client program, use the command</text:p>
        </text:list-item>
      </text:list>
      <text:p text:style-name="P11"><text:tab/><text:tab/><text:span text:style-name="T4">ex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56:25.23</meta:creation-date>
    <meta:generator>LibreOffice/4.0.1.2$Windows_x86 LibreOffice_project/84102822e3d61eb989ddd325abf1ac077904985</meta:generator>
    <dc:date>2013-03-18T20:11:14.94</dc:date>
    <meta:editing-duration>PT4H30M2S</meta:editing-duration>
    <meta:editing-cycles>39</meta:editing-cycles>
    <meta:document-statistic meta:table-count="0" meta:image-count="0" meta:object-count="0" meta:page-count="3" meta:paragraph-count="70" meta:word-count="953" meta:character-count="5448" meta:non-whitespace-character-count="4549"/>
  </office:meta>
</office:document-meta>
</file>